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T1" style:family="text">
      <style:text-properties fo:color="#00ae00"/>
    </style:style>
    <style:style style:name="T2" style:family="text">
      <style:text-properties fo:color="#000000"/>
    </style:style>
    <style:style style:name="T3" style:family="text">
      <style:text-properties fo:color="#008080"/>
    </style:style>
    <style:style style:name="T4" style:family="text">
      <style:text-properties fo:color="#3f7f7f"/>
    </style:style>
    <style:style style:name="T5" style:family="text">
      <style:text-properties fo:color="#7f007f"/>
    </style:style>
    <style:style style:name="T6" style:family="text">
      <style:text-properties fo:color="#2a00ff" fo:font-style="italic" style:font-style-asian="italic" style:font-style-complex="italic"/>
    </style:style>
    <style:style style:name="T7" style:family="text">
      <style:text-properties fo:color="#896612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808080"/>
    </style:style>
    <style:style style:name="T10" style:family="text">
      <style:text-properties fo:color="#0000c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tegories</text:p>
      <text:p text:style-name="P2"/>
      <text:p text:style-name="P2">1. Dodanie nowych plików za pomocą polecenia:</text:p>
      <text:list xml:id="list31607584" text:style-name="L1">
        <text:list-header>
          <text:p text:style-name="P11"/>
        </text:list-header>
      </text:list>
      <text:p text:style-name="P1">php app/console doctrine:generate:crud </text:p>
      <text:p text:style-name="P1">--entity=ApplicationShopAdminBundle:Category</text:p>
      <text:p text:style-name="P1">--route-prefix=application_admin_category </text:p>
      <text:p text:style-name="P1">--with-write </text:p>
      <text:p text:style-name="P1">--format=yml</text:p>
      <text:p text:style-name="P1"/>
      <text:p text:style-name="P4">src/Application/ShopAdminBundle/Controller/<text:span text:style-name="T1">CategoryController.php</text:span></text:p>
      <text:p text:style-name="P4">src/Application/ShopAdminBundle/Form/<text:span text:style-name="T1">CategoryType.php</text:span></text:p>
      <text:p text:style-name="P4"/>
      <text:p text:style-name="P4">src/Application/ShopAdminBundle/Resources/config/routing.yml</text:p>
      <text:p text:style-name="P4">src/Application/ShopAdminBundle/Resources/config/<text:span text:style-name="T1">routing/category.yml</text:span></text:p>
      <text:p text:style-name="P4"/>
      <text:p text:style-name="P4">src/Application/ShopAdminBundle/Resources/views/<text:span text:style-name="T1">Category/edit.html.twig</text:span></text:p>
      <text:p text:style-name="P4">src/Application/ShopAdminBundle/Resources/views/<text:span text:style-name="T1">Category/index.html.twig</text:span></text:p>
      <text:p text:style-name="P4">src/Application/ShopAdminBundle/Resources/views/<text:span text:style-name="T1">Category/new.html.twig</text:span></text:p>
      <text:p text:style-name="P4">src/Application/ShopAdminBundle/Resources/views/<text:span text:style-name="T1">Category/show.html.twig</text:span></text:p>
      <text:p text:style-name="P4"/>
      <text:p text:style-name="P4">src/Application/ShopAdminBundle/Tests/Controller/<text:span text:style-name="T1">CategoryControllerTest.php</text:span></text:p>
      <text:p text:style-name="P9"/>
      <text:p text:style-name="P9"/>
      <text:p text:style-name="P4">2.Zmiana w routingu</text:p>
      <text:p text:style-name="P4"/>
      <text:p text:style-name="P6">application_shop_admin_application_admin_category:</text:p>
      <text:p text:style-name="P7"><text:s text:c="4"/>resource: "@ApplicationShopAdminBundle/Resources/config/routing/category.yml"</text:p>
      <text:p text:style-name="P7"><text:s text:c="4"/>prefix: <text:s text:c="2"/>/application_admin_category</text:p>
      <text:p text:style-name="P4"/>
      <text:p text:style-name="P4">na:</text:p>
      <text:p text:style-name="P4"/>
      <text:p text:style-name="P5"><text:span text:style-name="T1">application_shop_admin_category</text:span>:</text:p>
      <text:p text:style-name="P6"><text:s text:c="4"/>resource: "@ApplicationShopAdminBundle/Resources/config/routing/category.yml"</text:p>
      <text:p text:style-name="P5"><text:s text:c="4"/>prefix: <text:s text:c="2"/>/<text:span text:style-name="T1">category</text:span></text:p>
      <text:p text:style-name="P5"/>
      <text:p text:style-name="P4">3.W pliku layout.html.twig do głównego menu dodajemy wpis:</text:p>
      <text:p text:style-name="P4"/>
      <text:p text:style-name="P4">src/Application/ShopAdminBundle/Resources/views/layout.html.twig</text:p>
      <text:p text:style-name="P4"/>
      <text:p text:style-name="P5"><text:span text:style-name="T2"><text:tab/><text:tab/> <text:s text:c="15"/></text:span><text:span text:style-name="T3">&lt;</text:span><text:span text:style-name="T4">ul</text:span> <text:span text:style-name="T5">class</text:span><text:span text:style-name="T2">=</text:span><text:span text:style-name="T6">"nav sidebar-nav"</text:span><text:span text:style-name="T3">&gt;</text:span></text:p>
      <text:p text:style-name="P10">...</text:p>
      <text:p text:style-name="P8"><text:tab/><text:tab/> <text:s text:c="19"/>&lt;li class="{{<text:span text:style-name="T11"> </text:span>app.request.get('_route')<text:span text:style-name="T11"> </text:span>==<text:span text:style-name="T11"> </text:span>'application_admin_category'<text:span text:style-name="T11"> </text:span>?<text:span text:style-name="T11"> </text:span>'active'<text:span text:style-name="T11"> </text:span>:<text:span text:style-name="T11"> </text:span>''<text:span text:style-name="T11"> </text:span>}}"&gt;</text:p>
      <text:p text:style-name="P8"><text:tab/><text:tab/> <text:s text:c="23"/>&lt;a href="{{<text:span text:style-name="T11"> </text:span>path('application_admin_category')<text:span text:style-name="T11"> </text:span>}}"&gt;&lt;i class=<text:span text:style-name="T12">"fa fa-fw fa-table"</text:span>&gt;&lt;/i&gt; Categories&lt;/a&gt;</text:p>
      <text:p text:style-name="P8"><text:tab/><text:tab/> <text:s text:c="19"/>&lt;/li&gt;</text:p>
      <text:p text:style-name="P7"><text:span text:style-name="T2"><text:tab/><text:tab/> <text:s text:c="19"/></text:span><text:span text:style-name="T3">&lt;</text:span><text:span text:style-name="T4">li</text:span> <text:span text:style-name="T5">class</text:span><text:span text:style-name="T2">=</text:span>"<text:span text:style-name="T7">{{</text:span><text:span text:style-name="T8"> </text:span><text:span text:style-name="T2">app</text:span><text:span text:style-name="T9">.</text:span><text:span text:style-name="T2">request</text:span><text:span text:style-name="T9">.</text:span><text:span text:style-name="T2">get</text:span><text:span text:style-name="T9">(</text:span><text:span text:style-name="T10">'_route'</text:span><text:span text:style-name="T9">)</text:span><text:span text:style-name="T8"> </text:span><text:span text:style-name="T9">==</text:span><text:span text:style-name="T8"> </text:span><text:span text:style-name="T10">'application_admin_product'</text:span><text:span text:style-name="T8"> </text:span><text:span text:style-name="T9">?</text:span><text:span text:style-name="T8"> </text:span><text:span text:style-name="T10">'active'</text:span><text:span text:style-name="T8"> </text:span><text:span text:style-name="T9">:</text:span><text:span text:style-name="T8"> </text:span><text:span text:style-name="T10">''</text:span><text:span text:style-name="T8"> </text:span><text:span text:style-name="T7">}}</text:span>"<text:span text:style-name="T3">&gt;</text:span></text:p>
      <text:p text:style-name="P7"><text:span text:style-name="T2"><text:tab/><text:tab/> <text:s text:c="23"/></text:span><text:span text:style-name="T3">&lt;</text:span><text:span text:style-name="T4">a</text:span> <text:span text:style-name="T5">href</text:span><text:span text:style-name="T2">=</text:span>"<text:span text:style-name="T7">{{</text:span><text:span text:style-name="T8"> </text:span><text:span text:style-name="T2">path</text:span><text:span text:style-name="T9">(</text:span><text:span text:style-name="T10">'application_admin_product'</text:span><text:span text:style-name="T9">)</text:span><text:span text:style-name="T8"> </text:span><text:span text:style-name="T7">}}</text:span>"<text:span text:style-name="T3">&gt;&lt;</text:span><text:span text:style-name="T4">i</text:span> <text:span text:style-name="T5">class</text:span><text:span text:style-name="T2">=</text:span><text:span text:style-name="T6">"fa fa-fw fa-table"</text:span><text:span text:style-name="T3">&gt;&lt;/</text:span><text:span text:style-name="T4">i</text:span><text:span text:style-name="T3">&gt;</text:span><text:span text:style-name="T2"> Products</text:span><text:span text:style-name="T3">&lt;/</text:span><text:span text:style-name="T4">a</text:span><text:span text:style-name="T3">&gt;</text:span></text:p>
      <text:p text:style-name="P7"><text:span text:style-name="T2"><text:tab/><text:tab/> <text:s text:c="19"/></text:span><text:span text:style-name="T3">&lt;/</text:span><text:span text:style-name="T4">li</text:span><text:span text:style-name="T3">&gt;</text:span></text:p>
      <text:p text:style-name="P10"/>
      <text:p text:style-name="P10">...</text:p>
      <text:p text:style-name="P7"><text:span text:style-name="T2"><text:tab/><text:tab/> <text:s text:c="15"/></text:span><text:span text:style-name="T3">&lt;/</text:span><text:span text:style-name="T4">ul</text:span><text:span text:style-name="T3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1M44S</meta:editing-duration>
    <meta:editing-cycles>19</meta:editing-cycles>
    <meta:generator>OpenOffice.org/3.3$Win32 OpenOffice.org_project/330m20$Build-9567</meta:generator>
    <dc:date>2015-08-12T11:46:18.81</dc:date>
    <dc:creator>szymon idczak</dc:creator>
    <meta:document-statistic meta:table-count="0" meta:image-count="0" meta:object-count="0" meta:page-count="1" meta:paragraph-count="36" meta:word-count="95" meta:character-count="1866"/>
    <meta:user-defined meta:name="Info 1"/>
    <meta:user-defined meta:name="Info 2"/>
    <meta:user-defined meta:name="Info 3"/>
    <meta:user-defined meta:name="Info 4"/>
  </office:meta>
</office:document-meta>
</file>